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ErrorCodeSQLExceptionTranslatorTests.dataTruncationTrans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QLErrorCodeSQLExceptionTranslatorTests.customTranslate( String task , @ Nullable String sql , SQLException sql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ErrorCodeSQLExceptionTranslatorTests.errorCodeTrans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QLErrorCodeSQLExceptionTranslatorTests.batchExceptionTrans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QLErrorCodeSQLExceptionTranslatorTests.dataSourceInit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QLErrorCodeSQLExceptionTranslatorTests.checkTranslation( int errorCode , Class &lt; ? extends Exception &gt; expect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ErrorCodeSQLExceptionTranslatorTests.customTranslateMethodTransl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QLErrorCodeSQLExceptionTranslatorTests.customExceptionTrans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